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5.035cm" fo:margin-left="-0.113cm" style:page-number="auto" table:align="left" style:writing-mode="lr-tb"/>
    </style:style>
    <style:style style:name="Table1.A" style:family="table-column">
      <style:table-column-properties style:column-width="15.03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ccff" fo:padding="0.113cm" fo:border="none" style:writing-mode="lr-tb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top" fo:background-color="#ebf0f9" fo:padding="0.113cm" fo:border="none" style:writing-mode="lr-tb">
        <style:background-image/>
      </style:table-cell-properties>
    </style:style>
    <style:style style:name="Table1.3" style:family="table-row">
      <style:table-row-properties style:min-row-height="0.409cm" style:keep-together="true" fo:keep-together="auto"/>
    </style:style>
    <style:style style:name="Table1.4" style:family="table-row">
      <style:table-row-properties style:min-row-height="1.291cm" style:keep-together="false" fo:keep-together="always"/>
    </style:style>
    <style:style style:name="Table2" style:family="table">
      <style:table-properties style:width="15.115cm" fo:margin-left="-0.131cm" table:align="left" style:writing-mode="lr-tb"/>
    </style:style>
    <style:style style:name="Table2.A" style:family="table-column">
      <style:table-column-properties style:column-width="5.149cm"/>
    </style:style>
    <style:style style:name="Table2.B" style:family="table-column">
      <style:table-column-properties style:column-width="5.805cm"/>
    </style:style>
    <style:style style:name="Table2.C" style:family="table-column">
      <style:table-column-properties style:column-width="4.16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2.C1" style:family="table-cell">
      <style:table-cell-properties style:vertical-align="top" style:border-line-width="0.002cm 0.035cm 0.002cm" fo:padding="0.026cm" fo:border="0.039cm double #808080" style:writing-mode="lr-tb"/>
    </style:style>
    <style:style style:name="Table2.A2" style:family="table-cell">
      <style:table-cell-properties style:vertical-align="top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2.C2" style:family="table-cell">
      <style:table-cell-properties style:vertical-align="top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Table3" style:family="table">
      <style:table-properties style:width="15.072cm" fo:margin-left="-0.088cm" table:align="left" style:writing-mode="lr-tb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4.445cm"/>
    </style:style>
    <style:style style:name="Table3.C" style:family="table-column">
      <style:table-column-properties style:column-width="5.52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3.C1" style:family="table-cell">
      <style:table-cell-properties style:vertical-align="middle" style:border-line-width="0.002cm 0.035cm 0.002cm" fo:padding="0.026cm" fo:border="0.039cm double #808080" style:writing-mode="lr-tb"/>
    </style:style>
    <style:style style:name="Table3.A2" style:family="table-cell">
      <style:table-cell-properties style:vertical-align="middle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3.C2" style:family="table-cell">
      <style:table-cell-properties style:vertical-align="middle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color="#1e3c7b" fo:language="eu" fo:country="none" fo:font-weight="bold" style:font-weight-asian="bold"/>
    </style:style>
    <style:style style:name="P7" style:family="paragraph" style:parent-style-name="Standard">
      <style:text-properties fo:color="#1e3c7b" fo:language="eu" fo:country="none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size="9pt" fo:language="eu" fo:country="none" style:font-size-asian="9pt" style:font-size-complex="9pt"/>
    </style:style>
    <style:style style:name="P9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10" style:family="paragraph" style:parent-style-name="Standard">
      <style:paragraph-properties style:snap-to-layout-grid="false"/>
      <style:text-properties fo:color="#000000" fo:font-size="7.5pt" fo:language="eu" fo:country="none" fo:font-weight="bold" style:font-size-asian="7.5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color="#000000" style:font-name="Times New Roman" fo:language="eu" fo:country="none"/>
    </style:style>
    <style:style style:name="P12" style:family="paragraph" style:parent-style-name="Standard">
      <style:text-properties fo:color="#000000" fo:language="eu" fo:country="none"/>
    </style:style>
    <style:style style:name="P13" style:family="paragraph" style:parent-style-name="Standard">
      <style:paragraph-properties style:snap-to-layout-grid="false"/>
      <style:text-properties fo:color="#000000" fo:language="eu" fo:country="none"/>
    </style:style>
    <style:style style:name="P14" style:family="paragraph" style:parent-style-name="Standard">
      <style:paragraph-properties fo:hyphenation-ladder-count="no-limit" style:text-autospace="none"/>
      <style:text-properties fo:language="eu" fo:country="none" style:font-size-complex="9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/>
      <style:text-properties fo:language="eu" fo:country="none"/>
    </style:style>
    <style:style style:name="P16" style:family="paragraph" style:parent-style-name="Standard">
      <style:text-properties fo:font-size="8pt" fo:language="eu" fo:country="none" style:font-size-asian="8pt"/>
    </style:style>
    <style:style style:name="P17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P19" style:family="paragraph" style:parent-style-name="Header">
      <style:paragraph-properties>
        <style:tab-stops/>
      </style:paragraph-properties>
      <style:text-properties fo:color="#003366" fo:language="eu" fo:country="none" fo:font-weight="bold" style:font-weight-asian="bold" style:font-size-complex="9pt" style:font-weight-complex="bold"/>
    </style:style>
    <style:style style:name="P20" style:family="paragraph" style:parent-style-name="Header">
      <style:paragraph-properties fo:text-align="justify" style:justify-single-word="false">
        <style:tab-stops/>
      </style:paragraph-properties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fo:language="eu" fo:country="none" style:font-size-complex="9pt" style:font-weight-complex="bold"/>
    </style:style>
    <style:style style:name="P22" style:family="paragraph" style:parent-style-name="Heading_20_7">
      <style:paragraph-properties style:snap-to-layout-grid="false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style:font-size-asian="8pt" style:font-name-complex="Arial" style:font-size-complex="8pt"/>
    </style:style>
    <style:style style:name="P24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25" style:family="paragraph" style:parent-style-name="Standard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P26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27" style:family="paragraph" style:parent-style-name="Standard" style:list-style-name="WW8Num2">
      <style:paragraph-properties fo:margin-top="0cm" fo:margin-bottom="0.494cm"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8Num2">
      <style:paragraph-properties fo:margin-top="0cm" fo:margin-bottom="0.494cm">
        <style:tab-stops>
          <style:tab-stop style:position="1.27cm"/>
        </style:tab-stops>
      </style:paragraph-properties>
      <style:text-properties fo:font-size="8pt" fo:language="eu" fo:country="none" style:font-size-asian="8pt"/>
    </style:style>
    <style:style style:name="P29" style:family="paragraph" style:parent-style-name="Standard" style:list-style-name="WW8Num2">
      <style:paragraph-properties fo:margin-top="0cm" fo:margin-bottom="0.494cm"/>
      <style:text-properties fo:font-size="8pt" fo:language="eu" fo:country="none" style:font-size-asian="8pt"/>
    </style:style>
    <style:style style:name="P30" style:family="paragraph" style:parent-style-name="Heading_20_6">
      <style:paragraph-properties style:snap-to-layout-grid="false"/>
      <style:text-properties style:font-name="Verdana" fo:font-size="13.5pt" fo:language="eu" fo:country="none" fo:font-weight="normal" style:font-size-asian="13.5pt" style:font-weight-asian="normal" style:font-size-complex="13.5pt" style:font-weight-complex="normal"/>
    </style:style>
    <style:style style:name="P31" style:family="paragraph" style:parent-style-name="Heading_20_4">
      <style:paragraph-properties fo:margin-top="0cm" fo:margin-bottom="0cm"/>
    </style:style>
    <style:style style:name="P32" style:family="paragraph" style:parent-style-name="Heading_20_4">
      <style:paragraph-properties fo:margin-top="0cm" fo:margin-bottom="0cm"/>
      <style:text-properties fo:language="eu" fo:country="none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Tahoma" fo:font-size="8pt" style:font-size-asian="8pt" style:font-name-complex="Tahoma"/>
    </style:style>
    <style:style style:name="T4" style:family="text">
      <style:text-properties style:font-name="Tahoma" fo:font-size="8pt" style:font-size-asian="8pt" style:font-name-complex="Tahoma" style:font-size-complex="8pt"/>
    </style:style>
    <style:style style:name="T5" style:family="text">
      <style:text-properties fo:font-size="8pt" style:font-size-asian="8pt" style:font-name-complex="Tahoma"/>
    </style:style>
    <style:style style:name="T6" style:family="text">
      <style:text-properties fo:font-size="8pt" fo:language="eu" fo:country="none" style:font-size-asian="8pt"/>
    </style:style>
    <style:style style:name="T7" style:family="text">
      <style:text-properties fo:language="eu" fo:country="none"/>
    </style:style>
    <style:style style:name="T8" style:family="text">
      <style:text-properties fo:language="eu" fo:country="none" style:font-size-complex="9pt" style:font-weight-complex="bold"/>
    </style:style>
    <style:style style:name="T9" style:family="text">
      <style:text-properties fo:color="#000000" fo:font-size="7.5pt" fo:language="eu" fo:country="none" style:font-size-asian="7.5pt" style:font-size-complex="7.5pt"/>
    </style:style>
    <style:style style:name="T10" style:family="text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T11" style:family="text">
      <style:text-properties fo:color="#000000" style:font-name="Courier New" style:text-underline-style="solid" style:text-underline-width="auto" style:text-underline-color="font-color" style:language-asian="es" style:country-asian="ES" style:font-name-complex="Courier New"/>
    </style:style>
    <style:style style:name="T12" style:family="text">
      <style:text-properties fo:color="#1e3c7b" style:font-name="Verdana" fo:font-size="10pt" fo:language="eu" fo:country="none" fo:font-weight="normal" style:font-size-asian="10pt" style:font-weight-asian="normal" style:font-size-complex="10pt" style:font-weight-complex="normal"/>
    </style:style>
    <style:style style:name="T13" style:family="text">
      <style:text-properties style:font-name="Courier New" style:language-asian="es" style:country-asian="ES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0" text:outline-level="6">1. bileraren akta</text:h>
          </table:table-cell>
        </table:table-row>
        <table:table-row table:style-name="Table1.2">
          <table:table-cell table:style-name="Table1.A2" office:value-type="string">
            <text:p text:style-name="P5"><text:span text:style-name="Strong_20_Emphasis"><text:span text:style-name="T9">Proiektua:</text:span></text:span><text:span text:style-name="Strong_20_Emphasis"><text:span text:style-name="T9"> Master </text:span></text:span></text:p>
            <text:p text:style-name="Standard"><text:span text:style-name="Strong_20_Emphasis"><text:span text:style-name="T9">Taldea: <text:s/>Master-EUITI</text:span></text:span></text:p>
          </table:table-cell>
        </table:table-row>
        <table:table-row table:style-name="Table1.3">
          <table:table-cell table:style-name="Table1.A2" office:value-type="string">
            <text:p text:style-name="P5"><text:span text:style-name="Strong_20_Emphasis"><text:span text:style-name="T9">Gaia: Bezeroari proiektua aurkeztu </text:span></text:span></text:p>
          </table:table-cell>
        </table:table-row>
        <table:table-row table:style-name="Table1.4">
          <table:table-cell table:style-name="Table1.A2" office:value-type="string">
            <text:h text:style-name="P22" text:outline-level="7"><text:span text:style-name="T7">Lekua: </text:span><text:span text:style-name="T7">EUITI</text:span></text:h>
            <text:p text:style-name="Standard"><text:span text:style-name="T10">Data: </text:span><text:span text:style-name="T10">01/03/2011</text:span></text:p>
            <text:p text:style-name="P25">Hasiera ordua: 3:30 </text:p>
            <text:p text:style-name="P25">Bukaera ordua: 5:30 </text:p>
          </table:table-cell>
        </table:table-row>
      </table:table>
      <text:p text:style-name="Standard"/>
      <text:p text:style-name="P6">Etorritakoak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Strong_20_Emphasis"><text:span text:style-name="T9">Izena</text:span></text:span></text:p>
          </table:table-cell>
          <table:table-cell table:style-name="Table2.A1" office:value-type="string">
            <text:p text:style-name="P5"><text:span text:style-name="Strong_20_Emphasis"><text:span text:style-name="T9">e-mail</text:span></text:span></text:p>
          </table:table-cell>
          <table:table-cell table:style-name="Table2.C1" office:value-type="string">
            <text:p text:style-name="P5"><text:span text:style-name="Strong_20_Emphasis"><text:span text:style-name="T9">Ardura</text:span></text:span></text:p>
          </table:table-cell>
        </table:table-row>
        <table:table-row table:style-name="Table2.1">
          <table:table-cell table:style-name="Table2.A2" office:value-type="string">
            <text:p text:style-name="P9">Lander Martinez</text:p>
          </table:table-cell>
          <table:table-cell table:style-name="Table2.A2" office:value-type="string">
            <text:p text:style-name="P9"><text:bookmark text:name="toBoxTo1"/>lander625@hotmail.com </text:p>
          </table:table-cell>
          <table:table-cell table:style-name="Table2.C2" office:value-type="string">
            <text:p text:style-name="P8">Zuzendaria</text:p>
          </table:table-cell>
        </table:table-row>
        <table:table-row table:style-name="Table2.1">
          <table:table-cell table:style-name="Table2.A2" office:value-type="string">
            <text:p text:style-name="P9">Oliver Vicente</text:p>
          </table:table-cell>
          <table:table-cell table:style-name="Table2.A2" office:value-type="string">
            <text:p text:style-name="P9">olivervicentealfonso@hotmail.com</text:p>
          </table:table-cell>
          <table:table-cell table:style-name="Table2.C2" office:value-type="string">
            <text:p text:style-name="P8">Idazkaria</text:p>
          </table:table-cell>
        </table:table-row>
        <table:table-row table:style-name="Table2.1">
          <table:table-cell table:style-name="Table2.A2" office:value-type="string">
            <text:p text:style-name="P9">Jagoba Garcia</text:p>
          </table:table-cell>
          <table:table-cell table:style-name="Table2.A2" office:value-type="string">
            <text:p text:style-name="P9">tail_rouge@hotmail.com</text:p>
          </table:table-cell>
          <table:table-cell table:style-name="Table2.C2" office:value-type="string">
            <text:p text:style-name="P8">Partaidea</text:p>
          </table:table-cell>
        </table:table-row>
        <table:table-row table:style-name="Table2.1">
          <table:table-cell table:style-name="Table2.A2" office:value-type="string">
            <text:p text:style-name="P9">Unai Gonzalez</text:p>
          </table:table-cell>
          <table:table-cell table:style-name="Table2.A2" office:value-type="string">
            <text:p text:style-name="P9"><text:bookmark text:name="toBoxTo"/>unai_mungi@hotmail.com </text:p>
          </table:table-cell>
          <table:table-cell table:style-name="Table2.C2" office:value-type="string">
            <text:p text:style-name="P8">Partaidea</text:p>
          </table:table-cell>
        </table:table-row>
        <table:table-row table:style-name="Table2.1">
          <table:table-cell table:style-name="Table2.A2" office:value-type="string">
            <text:p text:style-name="P9">Juan Antonio Pereira</text:p>
          </table:table-cell>
          <table:table-cell table:style-name="Table2.A2" office:value-type="string">
            <text:p text:style-name="P9">juanan.pereira@ehu.es </text:p>
          </table:table-cell>
          <table:table-cell table:style-name="Table2.C2" office:value-type="string">
            <text:p text:style-name="P8">Bezeroa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</table:table>
      <text:p text:style-name="P7"/>
      <text:p text:style-name="P7">Huts-egitea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Strong_20_Emphasis"><text:span text:style-name="T9">Izena</text:span></text:span></text:p>
          </table:table-cell>
          <table:table-cell table:style-name="Table3.A1" office:value-type="string">
            <text:p text:style-name="P10">e-mail</text:p>
          </table:table-cell>
          <table:table-cell table:style-name="Table3.C1" office:value-type="string">
            <text:p text:style-name="P10">Arrazoia</text:p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</table:table>
      <text:p text:style-name="Standard"/>
      <text:h text:style-name="P31" text:outline-level="4"><text:span text:style-name="Strong_20_Emphasis"><text:span text:style-name="T12">Gai ordena</text:span></text:span></text:h>
      <text:list xml:id="list29237871" text:style-name="WW8Num2">
        <text:list-item>
          <text:p text:style-name="P27"><text:span text:style-name="T6">Bezeroari egindako proiektuaren </text:span><text:span text:style-name="T6">aurreikuspena eta planifikazioa aurkeztea.</text:span></text:p>
          <text:list>
            <text:list-item>
              <text:p text:style-name="P28">Funtzionalitateak aurkeztu.</text:p>
            </text:list-item>
            <text:list-item>
              <text:p text:style-name="P28">Aldaketak egongo diren ikusi.</text:p>
            </text:list-item>
            <text:list-item>
              <text:p text:style-name="P28">Datak jarri.</text:p>
            </text:list-item>
            <text:list-item>
              <text:p text:style-name="P28">Aurrekontua aurkeztu.</text:p>
            </text:list-item>
          </text:list>
        </text:list-item>
        <text:list-item>
          <text:p text:style-name="P29">Lana banatu.</text:p>
          <text:list>
            <text:list-item>
              <text:p text:style-name="P28">Egin beharreko lanak erabaki.</text:p>
            </text:list-item>
            <text:list-item>
              <text:p text:style-name="P28">Partaideen artean lanak banatu.</text:p>
            </text:list-item>
          </text:list>
        </text:list-item>
      </text:list>
      <text:p text:style-name="P19">Laburpena</text:p>
      <text:p text:style-name="P19"/>
      <text:p text:style-name="P20"><text:span text:style-name="T8">Bezeroari proiektuaren aurreikuspena aurkeztu saio eta hainbat aldaketak egitea eskatu du. Honen ondorioz entregatze-data ere aldatu beharko da</text:span><text:span text:style-name="T8">.</text:span></text:p>
      <text:p text:style-name="P21">Bestalde aste baterako lana banatu da partaideen artean.</text:p>
      <text:p text:style-name="P19"/>
      <text:p text:style-name="P19">Ekintzak</text:p>
      <text:p text:style-name="P19"/>
      <text:p text:style-name="P21">Egin beharreko lana ondorengoa da: erabilpen-kasuen eredua (gertaera fluxuak barne), Domeinuaren eredua, datu base eta objektuetara bihurketa, idazkariaren interfazeak eta idazkariarekin zerikusia duten sekuentzia diagramak.</text:p>
      <text:p text:style-name="P21"><text:soft-page-break/></text:p>
      <text:p text:style-name="P21">Lana honela banatuko da:</text:p>
      <text:p text:style-name="P14"/>
      <text:p text:style-name="P17"><text:span text:style-name="T13">Lander --&gt; </text:span><text:span text:style-name="T11">Interfaz</text:span><text:span text:style-name="T13"> MockUp</text:span></text:p>
      <text:p text:style-name="P17"><text:span text:style-name="T11">Unai</text:span><text:span text:style-name="T13"> --&gt; EKE + </text:span><text:span text:style-name="T11">Gertaera</text:span><text:span text:style-name="T13"> </text:span><text:span text:style-name="T11">Fluxua</text:span></text:p>
      <text:p text:style-name="P17"><text:span text:style-name="T13">Oliver --&gt; </text:span><text:span text:style-name="T11">Domeinuaren</text:span><text:span text:style-name="T13"> </text:span><text:span text:style-name="T11">Eredua</text:span><text:span text:style-name="T13"> + </text:span><text:span text:style-name="T11">Aktak</text:span></text:p>
      <text:p text:style-name="P20"><text:span text:style-name="T11">Jagoba</text:span><text:span text:style-name="T13"> --&gt; </text:span><text:span text:style-name="T11">Glosategia</text:span></text:p>
      <text:p text:style-name="P16"/>
      <text:p text:style-name="P16">Bestalde sekuentzia diagramak guztien artean egingo dira, lana guztien artean banatuta egoteko moduan.</text:p>
      <text:p text:style-name="P16"/>
      <text:h text:style-name="P31" text:outline-level="4"><text:span text:style-name="Strong_20_Emphasis"><text:span text:style-name="T12">Hurrengo bilera</text:span></text:span></text:h>
      <text:h text:style-name="P32" text:outline-level="4"/>
      <text:p text:style-name="P15">08/03/2010</text:p>
      <text:h text:style-name="P31" text:outline-level="4"/>
      <text:h text:style-name="P31" text:outline-level="4"><text:span text:style-name="Strong_20_Emphasis"><text:span text:style-name="T12">Sinadurak</text:span></text:span></text:h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tyle="italic" style:font-style-asian="italic" style:font-name-complex="Tahoma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1e3c7b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color="#000000" fo:font-size="7.5pt" fo:font-weight="bold" style:font-size-asian="7.5pt" style:font-weight-asian="bold" style:font-size-complex="7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>
      <style:text-properties style:font-name-complex="Times New Roma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name-complex="Times New Roman" style:font-weight-complex="bold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 fo:font-size="10pt" style:font-size-asian="10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148cm" fo:margin-left="-0.206cm" table:align="left" style:writing-mode="lr-tb"/>
    </style:style>
    <style:style style:name="Table5.A" style:family="table-column">
      <style:table-column-properties style:column-width="10.351cm"/>
    </style:style>
    <style:style style:name="Table5.B" style:family="table-column">
      <style:table-column-properties style:column-width="4.798cm"/>
    </style:style>
    <style:style style:name="Table5.1" style:family="table-row">
      <style:table-row-properties style:min-row-height="0.385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02cm solid #808080" style:writing-mode="lr-tb"/>
    </style:style>
    <style:style style:name="Table5.2" style:family="table-row">
      <style:table-row-properties style:min-row-height="0.386cm"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002cm solid #808080" fo:border-right="none" fo:border-top="none" fo:border-bottom="0.002cm solid #80808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808080" fo:border-right="0.002cm solid #808080" fo:border-top="none" fo:border-bottom="0.002cm solid #808080" style:writing-mode="lr-tb"/>
    </style:style>
    <style:style style:name="Table4" style:family="table">
      <style:table-properties style:width="15.431cm" fo:margin-left="-0.191cm" table:align="left" style:writing-mode="lr-tb"/>
    </style:style>
    <style:style style:name="Table4.A" style:family="table-column">
      <style:table-column-properties style:column-width="15.431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MP3" style:family="paragraph" style:parent-style-name="Standard">
      <style:paragraph-properties fo:text-align="justify" style:justify-single-word="false" style:snap-to-layout-grid="false"/>
    </style:style>
    <style:style style:name="MP4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fo:font-size="8pt" style:font-size-asian="8pt" style:font-name-complex="Tahoma"/>
    </style:style>
    <style:style style:name="MT5" style:family="text">
      <style:text-properties style:font-name="Tahoma" fo:font-size="8pt" style:font-size-asian="8pt" style:font-name-complex="Tahom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Proiektua: Master </text:p>
            </table:table-cell>
            <table:table-cell table:style-name="Table5.B1" office:value-type="string">
              <text:p text:style-name="MP2">1. bileraren akta</text:p>
            </table:table-cell>
          </table:table-row>
          <table:table-row table:style-name="Table5.2">
            <table:table-cell table:style-name="Table5.A2" office:value-type="string">
              <text:p text:style-name="MP3"><text:span text:style-name="MT1">Taldea:</text:span><text:span text:style-name="MT1"> </text:span><text:span text:style-name="MT2">Master-EUITI</text:span><text:span text:style-name="MT1"> </text:span></text:p>
            </table:table-cell>
            <table:table-cell table:style-name="Table5.B2" office:value-type="string">
              <text:p text:style-name="MP4">Bertsioa: v1.0</text:p>
            </table:table-cell>
          </table:table-row>
          <table:table-row table:style-name="Table5.2">
            <table:table-cell table:style-name="Table5.A2" office:value-type="string">
              <text:p text:style-name="MP5"/>
            </table:table-cell>
            <table:table-cell table:style-name="Table5.B2" office:value-type="string">
              <text:p text:style-name="MP4"><text:s/>Data: 01/03/2011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6"><text:span text:style-name="MT3"><text:s/></text:span><text:span text:style-name="Page_20_Number"><text:span text:style-name="MT4"><text:page-number text:select-page="current">2</text:page-number></text:span></text:span><text:span text:style-name="Page_20_Number"><text:span text:style-name="MT5"> /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forme de situación</dc:title>
    <meta:initial-creator>cebanc</meta:initial-creator>
    <meta:creation-date>2011-03-07T13:49:00</meta:creation-date>
    <dc:date>2011-04-04T09:16:41.54</dc:date>
    <meta:print-date>2004-10-13T10:16:00</meta:print-date>
    <meta:editing-cycles>3</meta:editing-cycles>
    <meta:editing-duration>PT4M7S</meta:editing-duration>
    <meta:generator>OpenOffice.org/3.3$Win32 OpenOffice.org_project/330m20$Build-9567</meta:generator>
    <meta:document-statistic meta:table-count="5" meta:image-count="0" meta:object-count="0" meta:page-count="2" meta:paragraph-count="60" meta:word-count="198" meta:character-count="1528"/>
  </office:meta>
</office:document-meta>
</file>